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5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1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4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4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5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8-27" calcext:value-type="date">
            <text:p>27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12-02" calcext:value-type="date">
            <text:p>02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7]-[.F7]" office:value-type="float" office:value="360" calcext:value-type="float">
            <text:p>3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5" office:value-type="date" office:date-value="2026-01-31" calcext:value-type="date">
            <text:p>31/01/2026</text:p>
          </table:table-cell>
          <table:table-cell table:style-name="ce54" office:value-type="string" calcext:value-type="string">
            <text:p>Mens. 01/2026 (A.C.)</text:p>
          </table:table-cell>
          <table:table-cell table:style-name="ce59" office:value-type="float" office:value="380" calcext:value-type="float">
            <text:p>38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8]-[.F8]" office:value-type="float" office:value="380" calcext:value-type="float">
            <text:p>38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5" office:value-type="date" office:date-value="2026-02-28" calcext:value-type="date">
            <text:p>28/02/2026</text:p>
          </table:table-cell>
          <table:table-cell table:style-name="ce54" office:value-type="string" calcext:value-type="string">
            <text:p>Mens. 02/2026 (A.C.)</text:p>
          </table:table-cell>
          <table:table-cell table:style-name="ce59" office:value-type="float" office:value="380" calcext:value-type="float">
            <text:p>38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9]-[.F9]" office:value-type="float" office:value="380" calcext:value-type="float">
            <text:p>38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8"/>
          <table:table-cell table:style-name="ce56" table:number-columns-repeated="5"/>
          <table:table-cell table:style-name="ce65" office:value-type="string" calcext:value-type="string">
            <text:p>TOTAL</text:p>
          </table:table-cell>
          <table:table-cell table:style-name="ce68" table:formula="of:=SUM([.H2:.H9])" office:value-type="float" office:value="1120" calcext:value-type="float">
            <text:p>1.12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0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6.339723925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6.3422890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26.614882337</dc:date>
    <dc:language>pt-PT</dc:language>
    <meta:editing-cycles>641</meta:editing-cycles>
    <meta:editing-duration>P3DT15H25M55S</meta:editing-duration>
    <meta:document-statistic meta:table-count="1" meta:cell-count="71" meta:object-count="0"/>
    <meta:user-defined meta:name="Info 0"/>
    <meta:user-defined meta:name="Info 1"/>
    <meta:user-defined meta:name="Info 2"/>
    <meta:user-defined meta:name="Info 3"/>
  </office:meta>
</office:document-meta>
</file>